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bonds" table:style-name="ta1">
        <table:shapes>
          <draw:frame draw:z-index="0" draw:style-name="gr1" draw:text-style-name="P1" svg:width="6.2988in" svg:height="3.5429in" svg:x="0.3654in" svg:y="4.3063in">
            <draw:object draw:notify-on-update-of-ranges="hbonds.A8:hbonds.A8 hbonds.A9:hbonds.A11 hbonds.B8:hbonds.B8 hbonds.B9:hbonds.B11 hbonds.C8:hbonds.C8 hbonds.C9:hbonds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2492in" svg:y="4.3693in">
            <draw:object draw:notify-on-update-of-ranges="hbonds.F8:hbonds.F8 hbonds.F9:hbonds.F11 hbonds.G8:hbonds.G8 hbonds.G9:hbonds.G11 hbonds.H8:hbonds.H8 hbonds.H9:hbonds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9697in" svg:y="4.2854in">
            <draw:object draw:notify-on-update-of-ranges="hbonds.K8:hbonds.K8 hbonds.K9:hbonds.K11 hbonds.L8:hbonds.L8 hbonds.L9:hbonds.L11 hbonds.M8:hbonds.M8 hbonds.M9:hbonds.M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GASright</text:p>
          </table:table-cell>
          <table:table-cell table:number-columns-repeated="4"/>
          <table:table-cell office:value-type="string" calcext:value-type="string">
            <text:p>Left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ond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&gt;40%</text:p>
          </table:table-cell>
          <table:table-cell table:number-columns-repeated="2"/>
          <table:table-cell office:value-type="string" calcext:value-type="string">
            <text:p>hbond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&gt;40%</text:p>
          </table:table-cell>
          <table:table-cell table:number-columns-repeated="2"/>
          <table:table-cell office:value-type="string" calcext:value-type="string">
            <text:p>hbond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&gt;4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SUM([.B3:.B5])" office:value-type="float" office:value="87" calcext:value-type="float">
            <text:p>87</text:p>
          </table:table-cell>
          <table:table-cell table:formula="of:=SUM([.C3:.C5])" office:value-type="float" office:value="38" calcext:value-type="float">
            <text:p>38</text:p>
          </table:table-cell>
          <table:table-cell table:number-columns-repeated="3"/>
          <table:table-cell table:formula="of:=SUM([.G3:.G5])" office:value-type="float" office:value="106" calcext:value-type="float">
            <text:p>106</text:p>
          </table:table-cell>
          <table:table-cell table:formula="of:=SUM([.H3:.H5])" office:value-type="float" office:value="24" calcext:value-type="float">
            <text:p>24</text:p>
          </table:table-cell>
          <table:table-cell table:number-columns-repeated="3"/>
          <table:table-cell table:formula="of:=SUM([.L3:.L5])" office:value-type="float" office:value="116" calcext:value-type="float">
            <text:p>116</text:p>
          </table:table-cell>
          <table:table-cell table:formula="of:=SUM([.M3:.M5])" office:value-type="float" office:value="25" calcext:value-type="float">
            <text:p>2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bonds</text:p>
          </table:table-cell>
          <table:table-cell office:value-type="string" calcext:value-type="string">
            <text:p>% count</text:p>
          </table:table-cell>
          <table:table-cell office:value-type="string" calcext:value-type="string">
            <text:p>&gt;40%</text:p>
          </table:table-cell>
          <table:table-cell table:number-columns-repeated="2"/>
          <table:table-cell office:value-type="string" calcext:value-type="string">
            <text:p>hbonds</text:p>
          </table:table-cell>
          <table:table-cell office:value-type="string" calcext:value-type="string">
            <text:p>% count</text:p>
          </table:table-cell>
          <table:table-cell office:value-type="string" calcext:value-type="string">
            <text:p>&gt;40%</text:p>
          </table:table-cell>
          <table:table-cell table:number-columns-repeated="2"/>
          <table:table-cell office:value-type="string" calcext:value-type="string">
            <text:p>hbonds</text:p>
          </table:table-cell>
          <table:table-cell office:value-type="string" calcext:value-type="string">
            <text:p>% count</text:p>
          </table:table-cell>
          <table:table-cell office:value-type="string" calcext:value-type="string">
            <text:p>&gt;4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]/[.B$6]" office:value-type="float" office:value="0.735632183908046" calcext:value-type="float">
            <text:p>0.735632183908046</text:p>
          </table:table-cell>
          <table:table-cell table:formula="of:=[.C3]/[.C$6]" office:value-type="float" office:value="0.736842105263158" calcext:value-type="float">
            <text:p>0.73684210526315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3]/[.G$6]" office:value-type="float" office:value="0.5" calcext:value-type="float">
            <text:p>0.5</text:p>
          </table:table-cell>
          <table:table-cell table:formula="of:=[.H3]/[.H$6]" office:value-type="float" office:value="0.458333333333333" calcext:value-type="float">
            <text:p>0.458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3]/[.L$6]" office:value-type="float" office:value="0.724137931034483" calcext:value-type="float">
            <text:p>0.724137931034483</text:p>
          </table:table-cell>
          <table:table-cell table:formula="of:=[.M3]/[.M$6]"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/[.B$6]" office:value-type="float" office:value="0.252873563218391" calcext:value-type="float">
            <text:p>0.252873563218391</text:p>
          </table:table-cell>
          <table:table-cell table:formula="of:=[.C4]/[.C$6]" office:value-type="float" office:value="0.263157894736842" calcext:value-type="float">
            <text:p>0.2631578947368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4]/[.G$6]" office:value-type="float" office:value="0.443396226415094" calcext:value-type="float">
            <text:p>0.443396226415094</text:p>
          </table:table-cell>
          <table:table-cell table:formula="of:=[.H4]/[.H$6]" office:value-type="float" office:value="0.458333333333333" calcext:value-type="float">
            <text:p>0.458333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L4]/[.L$6]" office:value-type="float" office:value="0.0344827586206897" calcext:value-type="float">
            <text:p>0.0344827586206897</text:p>
          </table:table-cell>
          <table:table-cell table:formula="of:=[.M4]/[.M$6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/[.B$6]" office:value-type="float" office:value="0.0114942528735632" calcext:value-type="float">
            <text:p>0.0114942528735632</text:p>
          </table:table-cell>
          <table:table-cell table:formula="of:=[.C5]/[.C$6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5]/[.G$6]" office:value-type="float" office:value="0.0566037735849057" calcext:value-type="float">
            <text:p>0.0566037735849057</text:p>
          </table:table-cell>
          <table:table-cell table:formula="of:=[.H5]/[.H$6]" office:value-type="float" office:value="0.0833333333333333" calcext:value-type="float">
            <text:p>0.0833333333333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L5]/[.L$6]" office:value-type="float" office:value="0.241379310344828" calcext:value-type="float">
            <text:p>0.241379310344828</text:p>
          </table:table-cell>
          <table:table-cell table:formula="of:=[.M5]/[.M$6]" office:value-type="float" office:value="0.32" calcext:value-type="float">
            <text:p>0.32</text:p>
          </table:table-cell>
        </table:table-row>
      </table:table>
      <table:named-expressions/>
      <table:database-ranges>
        <table:database-range table:name="__Anonymous_Sheet_DB__0" table:target-range-address="hbonds.K2:hbonds.M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0T14:13:18.421032616</dc:date>
    <meta:editing-duration>PT10M3S</meta:editing-duration>
    <meta:editing-cycles>1</meta:editing-cycles>
    <meta:document-statistic meta:table-count="1" meta:cell-count="81" meta:object-count="3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17cm" svg:y="0.316cm" chart:style-name="ch2">
          <text:p>GASright</text:p>
        </chart:title>
        <chart:legend chart:legend-position="end" svg:x="13.975cm" svg:y="3.952cm" style:legend-expansion="high" chart:style-name="ch3"/>
        <chart:plot-area chart:style-name="ch4" table:cell-range-address="hbonds.A8:hbonds.C11" chart:data-source-has-labels="both" svg:x="1.331cm" svg:y="1.275cm" svg:width="12.324cm" svg:height="6.564cm">
          <chart:coordinate-region svg:x="2.058cm" svg:y="1.474cm" svg:width="11.597cm" svg:height="5.718cm"/>
          <chart:axis chart:dimension="x" chart:name="primary-x" chart:style-name="ch5" chartooo:axis-type="auto">
            <chartooo:date-scale/>
            <chart:title svg:x="6.761cm" svg:y="8.019cm" chart:style-name="ch6">
              <text:p># hbonds</text:p>
            </chart:title>
            <chart:categories table:cell-range-address="hbonds.A9:hbonds.A11"/>
          </chart:axis>
          <chart:axis chart:dimension="y" chart:name="primary-y" chart:style-name="ch7">
            <chart:title svg:x="0.451cm" svg:y="5.157cm" chart:style-name="ch8">
              <text:p>% Total</text:p>
            </chart:title>
            <chart:grid chart:style-name="ch9" chart:class="major"/>
          </chart:axis>
          <chart:series chart:style-name="ch10" chart:values-cell-range-address="hbonds.B9:hbonds.B11" chart:label-cell-address="hbonds.B8:hbonds.B8" chart:class="chart:bar">
            <chart:data-point chart:repeated="3"/>
          </chart:series>
          <chart:series chart:style-name="ch11" chart:values-cell-range-address="hbonds.C9:hbonds.C11" chart:label-cell-address="hbonds.C8:hbonds.C8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count</text:p>
                <draw:g>
                  <svg:desc>hbonds.B8:hbonds.B8</svg:desc>
                </draw:g>
              </table:table-cell>
              <table:table-cell office:value-type="string">
                <text:p>&gt;40%</text:p>
                <draw:g>
                  <svg:desc>hbonds.C8:hbonds.C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bonds.A9:hbonds.A11</svg:desc>
                </draw:g>
              </table:table-cell>
              <table:table-cell office:value-type="float" office:value="0.735632183908046">
                <text:p>0.735632183908046</text:p>
                <draw:g>
                  <svg:desc>hbonds.B9:hbonds.B11</svg:desc>
                </draw:g>
              </table:table-cell>
              <table:table-cell office:value-type="float" office:value="0.736842105263158">
                <text:p>0.736842105263158</text:p>
                <draw:g>
                  <svg:desc>hbonds.C9:hbonds.C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52873563218391">
                <text:p>0.25287356321839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14942528735632">
                <text:p>0.011494252873563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46cm" svg:y="0.316cm" chart:style-name="ch2">
          <text:p>Left</text:p>
        </chart:title>
        <chart:legend chart:legend-position="end" svg:x="13.975cm" svg:y="3.952cm" style:legend-expansion="high" chart:style-name="ch3"/>
        <chart:plot-area chart:style-name="ch4" table:cell-range-address="hbonds.F8:hbonds.H11" chart:data-source-has-labels="both" svg:x="1.331cm" svg:y="1.275cm" svg:width="12.324cm" svg:height="6.564cm">
          <chart:coordinate-region svg:x="2.058cm" svg:y="1.475cm" svg:width="11.597cm" svg:height="5.717cm"/>
          <chart:axis chart:dimension="x" chart:name="primary-x" chart:style-name="ch5" chartooo:axis-type="auto">
            <chartooo:date-scale/>
            <chart:title svg:x="6.761cm" svg:y="8.019cm" chart:style-name="ch6">
              <text:p># hbonds</text:p>
            </chart:title>
            <chart:categories table:cell-range-address="hbonds.F9:hbonds.F11"/>
          </chart:axis>
          <chart:axis chart:dimension="y" chart:name="primary-y" chart:style-name="ch7">
            <chart:title svg:x="0.451cm" svg:y="5.157cm" chart:style-name="ch8">
              <text:p>% Total</text:p>
            </chart:title>
            <chart:grid chart:style-name="ch9" chart:class="major"/>
          </chart:axis>
          <chart:series chart:style-name="ch10" chart:values-cell-range-address="hbonds.G9:hbonds.G11" chart:label-cell-address="hbonds.G8:hbonds.G8" chart:class="chart:bar">
            <chart:data-point chart:repeated="3"/>
          </chart:series>
          <chart:series chart:style-name="ch11" chart:values-cell-range-address="hbonds.H9:hbonds.H11" chart:label-cell-address="hbonds.H8:hbonds.H8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count</text:p>
                <draw:g>
                  <svg:desc>hbonds.G8:hbonds.G8</svg:desc>
                </draw:g>
              </table:table-cell>
              <table:table-cell office:value-type="string">
                <text:p>&gt;40%</text:p>
                <draw:g>
                  <svg:desc>hbonds.H8:hbonds.H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bonds.F9:hbonds.F11</svg:desc>
                </draw:g>
              </table:table-cell>
              <table:table-cell office:value-type="float" office:value="0.5">
                <text:p>0.5</text:p>
                <draw:g>
                  <svg:desc>hbonds.G9:hbonds.G11</svg:desc>
                </draw:g>
              </table:table-cell>
              <table:table-cell office:value-type="float" office:value="0.458333333333333">
                <text:p>0.458333333333333</text:p>
                <draw:g>
                  <svg:desc>hbonds.H9:hbonds.H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43396226415094">
                <text:p>0.443396226415094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66037735849057">
                <text:p>0.0566037735849057</text:p>
              </table:table-cell>
              <table:table-cell office:value-type="float" office:value="0.0833333333333333">
                <text:p>0.083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01cm" svg:y="0.316cm" chart:style-name="ch2">
          <text:p>Right</text:p>
        </chart:title>
        <chart:legend chart:legend-position="end" svg:x="13.975cm" svg:y="3.952cm" style:legend-expansion="high" chart:style-name="ch3"/>
        <chart:plot-area chart:style-name="ch4" table:cell-range-address="hbonds.K8:hbonds.M11" chart:data-source-has-labels="both" svg:x="1.331cm" svg:y="1.275cm" svg:width="12.324cm" svg:height="6.564cm">
          <chart:coordinate-region svg:x="2.058cm" svg:y="1.474cm" svg:width="11.597cm" svg:height="5.718cm"/>
          <chart:axis chart:dimension="x" chart:name="primary-x" chart:style-name="ch5" chartooo:axis-type="auto">
            <chartooo:date-scale/>
            <chart:title svg:x="6.761cm" svg:y="8.019cm" chart:style-name="ch6">
              <text:p># hbonds</text:p>
            </chart:title>
            <chart:categories table:cell-range-address="hbonds.K9:hbonds.K11"/>
          </chart:axis>
          <chart:axis chart:dimension="y" chart:name="primary-y" chart:style-name="ch7">
            <chart:title svg:x="0.451cm" svg:y="5.157cm" chart:style-name="ch8">
              <text:p>% Total</text:p>
            </chart:title>
            <chart:grid chart:style-name="ch9" chart:class="major"/>
          </chart:axis>
          <chart:series chart:style-name="ch10" chart:values-cell-range-address="hbonds.L9:hbonds.L11" chart:label-cell-address="hbonds.L8:hbonds.L8" chart:class="chart:bar">
            <chart:data-point chart:repeated="3"/>
          </chart:series>
          <chart:series chart:style-name="ch11" chart:values-cell-range-address="hbonds.M9:hbonds.M11" chart:label-cell-address="hbonds.M8:hbonds.M8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count</text:p>
                <draw:g>
                  <svg:desc>hbonds.L8:hbonds.L8</svg:desc>
                </draw:g>
              </table:table-cell>
              <table:table-cell office:value-type="string">
                <text:p>&gt;40%</text:p>
                <draw:g>
                  <svg:desc>hbonds.M8:hbonds.M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bonds.K9:hbonds.K11</svg:desc>
                </draw:g>
              </table:table-cell>
              <table:table-cell office:value-type="float" office:value="0.724137931034483">
                <text:p>0.724137931034483</text:p>
                <draw:g>
                  <svg:desc>hbonds.L9:hbonds.L11</svg:desc>
                </draw:g>
              </table:table-cell>
              <table:table-cell office:value-type="float" office:value="0.64">
                <text:p>0.64</text:p>
                <draw:g>
                  <svg:desc>hbonds.M9:hbonds.M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32">
                <text:p>0.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